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arteportlet Model</text:p>
      <text:p text:style-name="Standard"/>
      <text:p text:style-name="Standard"><draw:frame draw:style-name="fr1" draw:name="Object1" text:anchor-type="paragraph" svg:x="2.656cm" svg:y="0.663cm" svg:width="18.678cm" svg:height="14.153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0T17:12:26</meta:creation-date>
    <dc:date>2013-02-15T13:30:01</dc:date>
    <meta:editing-duration>PT2H3M8S</meta:editing-duration>
    <meta:editing-cycles>13</meta:editing-cycles>
    <meta:generator>LibreOffice/3.5$Linux_X86_64 LibreOffice_project/350m1$Build-2</meta:generator>
    <meta:document-statistic meta:table-count="0" meta:image-count="0" meta:object-count="1" meta:page-count="1" meta:paragraph-count="1" meta:word-count="2" meta:character-count="18" meta:non-whitespace-character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marker-end="Arrowheads_20_2" draw:fill="solid" draw:fill-color="#000000" draw:textarea-vertical-align="middle"/>
    </style:style>
    <style:style style:name="gr4" style:family="graphic" style:parent-style-name="standard">
      <style:graphic-properties draw:fill="solid" draw:fill-color="#000000" draw:textarea-vertical-align="middle"/>
    </style:style>
    <style:style style:name="gr5" style:family="graphic" style:parent-style-name="standard">
      <style:graphic-properties svg:stroke-color="#000000" draw:marker-end="Arrowheads_20_2" draw:textarea-vertical-align="middle"/>
    </style:style>
    <style:style style:name="gr6" style:family="graphic" style:parent-style-name="standard">
      <style:graphic-properties svg:stroke-color="#000000" draw:marker-end="Arrow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xml:id="id2" draw:id="id2" draw:layer="layout" svg:width="3.361cm" svg:height="6.509cm" svg:x="1.269cm" svg:y="1.244cm">
          <text:p text:style-name="P1"><text:span text:style-name="T1">&lt;&lt;entity&gt;&gt;</text:span></text:p>
          <text:p text:style-name="P1"><text:span text:style-name="T1">(Abstract)</text:span></text:p>
          <text:p text:style-name="P1"><text:span text:style-name="T1">MapObject</text:span></text:p>
          <text:p text:style-name="P1"><text:span text:style-name="T1">--------------------</text:span></text:p>
          <text:p text:style-name="P2"><text:span text:style-name="T1">name</text:span></text:p>
          <text:p text:style-name="P2"><text:span text:style-name="T1">owner</text:span></text:p>
          <text:p text:style-name="P2"><text:span text:style-name="T1">group</text:span></text:p>
          <text:p text:style-name="P2"><text:span text:style-name="T1">company</text:span></text:p>
          <text:p text:style-name="P2"><text:span text:style-name="T1">referenceUrl</text:span></text:p>
          <text:p text:style-name="P2"><text:span text:style-name="T1">description</text:span></text:p>
          <text:p text:style-name="P2"><text:span text:style-name="T1">type</text:span></text:p>
          <text:p text:style-name="P2"><text:span text:style-name="T1">ocupac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5" draw:id="id5" draw:layer="layout" svg:width="3.361cm" svg:height="2.919cm" svg:x="12.384cm" svg:y="5.23cm">
          <text:p text:style-name="P1"><text:span text:style-name="T1">&lt;&lt;value&gt;&gt;</text:span></text:p>
          <text:p text:style-name="P1"><text:span text:style-name="T1">Circle</text:span></text:p>
          <text:p text:style-name="P1"><text:span text:style-name="T1">--------------------</text:span></text:p>
          <text:p text:style-name="P2"><text:span text:style-name="T1">color</text:span></text:p>
          <text:p text:style-name="P2"><text:span text:style-name="T1">radiu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3" draw:id="id3" draw:layer="layout" svg:width="3.361cm" svg:height="3.314cm" svg:x="4.976cm" svg:y="5.285cm">
          <text:p text:style-name="P1"><text:span text:style-name="T1">&lt;&lt;value&gt;&gt;</text:span></text:p>
          <text:p text:style-name="P1"><text:span text:style-name="T1">Polygon</text:span></text:p>
          <text:p text:style-name="P1"><text:span text:style-name="T1">--------------------</text:span></text:p>
          <text:p text:style-name="P2"><text:span text:style-name="T1">color</text:span></text:p>
          <text:p text:style-name="P2"><text:span text:style-name="T1">LineWidth</text:span></text:p>
          <text:p text:style-name="P2"><text:span text:style-name="T1">Filled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4" draw:id="id4" draw:layer="layout" svg:width="3.361cm" svg:height="4.373cm" svg:x="8.787cm" svg:y="5.285cm">
          <text:p text:style-name="P1"><text:span text:style-name="T1">&lt;&lt;value&gt;&gt;</text:span></text:p>
          <text:p text:style-name="P1"><text:span text:style-name="T1">Picture</text:span></text:p>
          <text:p text:style-name="P1"><text:span text:style-name="T1">--------------------</text:span></text:p>
          <text:p text:style-name="P2"><text:span text:style-name="T1">fileEntryUuid</text:span></text:p>
          <text:p text:style-name="P2"><text:span text:style-name="T1">rotation</text:span></text:p>
          <text:p text:style-name="P2"><text:span text:style-name="T1">width</text:span></text:p>
          <text:p text:style-name="P2"><text:span text:style-name="T1">hight</text:span></text:p>
          <text:p text:style-name="P2"><text:span text:style-name="T1">resolu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6" draw:id="id6" draw:layer="layout" svg:width="3.361cm" svg:height="2.283cm" svg:x="16.249cm" svg:y="5.231cm">
          <text:p text:style-name="P1"><text:span text:style-name="T1">&lt;&lt;value&gt;&gt;</text:span></text:p>
          <text:p text:style-name="P1"><text:span text:style-name="T1">Marker</text:span></text:p>
          <text:p text:style-name="P1"><text:span text:style-name="T1">--------------------</text:span></text:p>
          <text:p text:style-name="P2"><text:span text:style-name="T1">markerImageI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0.212cm" svg:height="0.211cm" svg:x="5.652cm" svg:y="4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2cm" svg:y1="4.731cm" svg:x2="4.63cm" svg:y2="4.498cm" draw:start-shape="id1" draw:start-glue-point="6" draw:end-shape="id2" draw:end-glue-point="1" svg:d="m5652 4731h-511v-233h-511">
          <text:p/>
        </draw:connector>
        <draw:connector draw:style-name="gr4" draw:text-style-name="P1" draw:layer="layout" svg:x1="5.864cm" svg:y1="4.731cm" svg:x2="6.656cm" svg:y2="5.285cm" draw:start-shape="id1" draw:start-glue-point="10" draw:end-shape="id3" draw:end-glue-point="0" svg:d="m5864 4731h792v554">
          <text:p/>
        </draw:connector>
        <draw:connector draw:style-name="gr4" draw:text-style-name="P1" draw:layer="layout" svg:x1="5.864cm" svg:y1="4.731cm" svg:x2="10.467cm" svg:y2="5.285cm" draw:start-shape="id1" draw:start-glue-point="10" draw:end-shape="id4" draw:end-glue-point="0" svg:d="m5864 4731h4603v554">
          <text:p/>
        </draw:connector>
        <draw:connector draw:style-name="gr4" draw:text-style-name="P1" draw:layer="layout" svg:x1="5.864cm" svg:y1="4.731cm" svg:x2="14.064cm" svg:y2="5.23cm" draw:start-shape="id1" draw:start-glue-point="10" draw:end-shape="id5" draw:end-glue-point="0" svg:d="m5864 4731h3260v-3h4940v502">
          <text:p/>
        </draw:connector>
        <draw:connector draw:style-name="gr4" draw:text-style-name="P1" draw:layer="layout" svg:x1="5.864cm" svg:y1="4.731cm" svg:x2="17.929cm" svg:y2="5.231cm" draw:start-shape="id1" draw:start-glue-point="10" draw:end-shape="id6" draw:end-glue-point="0" svg:d="m5864 4731h5193v-2h6872v502">
          <text:p/>
        </draw:connector>
        <draw:custom-shape draw:style-name="gr1" draw:text-style-name="P3" xml:id="id7" draw:id="id7" draw:layer="layout" svg:width="3.361cm" svg:height="2.76cm" svg:x="14.978cm" svg:y="10.893cm">
          <text:p text:style-name="P1"><text:span text:style-name="T1">&lt;&lt;value&gt;&gt;</text:span></text:p>
          <text:p text:style-name="P1"><text:span text:style-name="T1">Point</text:span></text:p>
          <text:p text:style-name="P1"><text:span text:style-name="T1">--------------------</text:span></text:p>
          <text:p text:style-name="P2"><text:span text:style-name="T1">longitude</text:span></text:p>
          <text:p text:style-name="P2"><text:span text:style-name="T1">latitude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line-skew="0.458cm" svg:x1="16.658cm" svg:y1="10.893cm" svg:x2="6.656cm" svg:y2="8.599cm" draw:start-shape="id7" draw:start-glue-point="0" draw:end-shape="id3" svg:d="m16658 10893v-689h-10002v-1605">
          <text:p/>
        </draw:connector>
        <draw:connector draw:style-name="gr5" draw:text-style-name="P1" draw:layer="layout" svg:x1="16.658cm" svg:y1="10.893cm" svg:x2="10.467cm" svg:y2="9.658cm" draw:start-shape="id7" draw:start-glue-point="0" draw:end-shape="id4" draw:end-glue-point="2" svg:d="m16658 10893v-618h-6191v-617">
          <text:p/>
        </draw:connector>
        <draw:connector draw:style-name="gr5" draw:text-style-name="P1" draw:layer="layout" draw:line-skew="0.693cm" svg:x1="16.658cm" svg:y1="10.893cm" svg:x2="14.064cm" svg:y2="8.149cm" draw:start-shape="id7" draw:start-glue-point="0" draw:end-shape="id5" svg:d="m16658 10893v-679h-2594v-2065">
          <text:p/>
        </draw:connector>
        <draw:connector draw:style-name="gr5" draw:text-style-name="P1" draw:layer="layout" draw:line-skew="1.002cm" svg:x1="16.658cm" svg:y1="10.893cm" svg:x2="17.929cm" svg:y2="7.514cm" draw:start-shape="id7" draw:start-glue-point="0" draw:end-shape="id6" draw:end-glue-point="2" svg:d="m16658 10893v-688h1271v-2691">
          <text:p/>
        </draw:connector>
        <draw:custom-shape draw:style-name="gr1" draw:text-style-name="P3" xml:id="id8" draw:id="id8" draw:layer="layout" svg:width="7.034cm" svg:height="3.843cm" svg:x="1.486cm" svg:y="11cm">
          <text:p text:style-name="P1"><text:span text:style-name="T1">&lt;&lt;entity&gt;&gt;</text:span></text:p>
          <text:p text:style-name="P1"><text:span text:style-name="T1">Background</text:span></text:p>
          <text:p text:style-name="P1"><text:span text:style-name="T1">----------------------------------------</text:span></text:p>
          <text:p text:style-name="P2"><text:span text:style-name="T1">Name</text:span></text:p>
          <text:p text:style-name="P2"><text:span text:style-name="T1">type</text:span></text:p>
          <text:p text:style-name="P2"><text:span text:style-name="T1">FileEntryUuid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5.003cm" svg:y1="11cm" svg:x2="2.949cm" svg:y2="7.753cm" draw:start-shape="id8" draw:start-glue-point="0" draw:end-shape="id2" draw:end-glue-point="2" svg:d="m5003 11000v-1624h-2054v-1623">
          <text:p/>
        </draw:connector>
        <draw:custom-shape draw:style-name="gr1" draw:text-style-name="P3" xml:id="id9" draw:id="id9" draw:layer="layout" svg:width="3.41cm" svg:height="3.334cm" svg:x="10.271cm" svg:y="11.853cm">
          <text:p text:style-name="P1"><text:span text:style-name="T1">&lt;&lt;entity&gt;&gt;</text:span></text:p>
          <text:p text:style-name="P1"><text:span text:style-name="T1">PortletInstance</text:span></text:p>
          <text:p text:style-name="P1"><text:span text:style-name="T1">--------------------</text:span></text:p>
          <text:p text:style-name="P2"><text:span text:style-name="T1">centerLongitude</text:span></text:p>
          <text:p text:style-name="P2"><text:span text:style-name="T1">CenterLatitude</text:span></text:p>
          <text:p text:style-name="P2"><text:span text:style-name="T1">centerZoom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0.271cm" svg:y1="13.52cm" svg:x2="8.52cm" svg:y2="12.921cm" draw:start-shape="id9" draw:end-shape="id8" draw:end-glue-point="1" svg:d="m10271 13520h-875v-599h-876">
          <text:p/>
        </draw:connector>
        <draw:frame draw:style-name="gr8" draw:text-style-name="P4" draw:layer="layout" svg:width="1.04cm" svg:height="0.692cm" svg:x="6.588cm" svg:y="4.71cm">
          <draw:text-box>
            <text:p><text:span text:style-name="T2">0...1</text:span></text:p>
          </draw:text-box>
        </draw:frame>
        <draw:frame draw:style-name="gr8" draw:text-style-name="P4" draw:layer="layout" svg:width="1.04cm" svg:height="0.692cm" svg:x="10.388cm" svg:y="4.71cm">
          <draw:text-box>
            <text:p><text:span text:style-name="T2">0...1</text:span></text:p>
          </draw:text-box>
        </draw:frame>
        <draw:frame draw:style-name="gr8" draw:text-style-name="P4" draw:layer="layout" svg:width="1.04cm" svg:height="0.692cm" svg:x="13.988cm" svg:y="4.71cm">
          <draw:text-box>
            <text:p><text:span text:style-name="T2">0...1</text:span></text:p>
          </draw:text-box>
        </draw:frame>
        <draw:frame draw:style-name="gr8" draw:text-style-name="P4" draw:layer="layout" svg:width="1.04cm" svg:height="0.692cm" svg:x="17.888cm" svg:y="4.71cm">
          <draw:text-box>
            <text:p><text:span text:style-name="T2">0...1</text:span></text:p>
          </draw:text-box>
        </draw:frame>
        <draw:line draw:style-name="gr7" draw:text-style-name="P1" draw:layer="layout" svg:x1="7cm" svg:y1="2.1cm" svg:x2="5cm" svg:y2="2.1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3000 6000" svg:d="m1500 0 1500 3000-1500 3000-1500-300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